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/>
          <table:table-cell office:value-type="string" calcext:value-type="string">
            <text:p>striber</text:p>
          </table:table-cell>
          <table:table-cell office:value-type="string" calcext:value-type="string">
            <text:p>vertical dist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.46" calcext:value-type="float">
            <text:p>11.46</text:p>
          </table:table-cell>
          <table:table-cell office:value-type="float" office:value="8.39" calcext:value-type="float">
            <text:p>8.39</text:p>
          </table:table-cell>
          <table:table-cell table:number-columns-repeated="4"/>
          <table:table-cell table:formula="of:=[.D5]/2/[.B5]" office:value-type="float" office:value="0.2865" calcext:value-type="float">
            <text:p>0.2865</text:p>
          </table:table-cell>
          <table:table-cell table:formula="of:=ATAN([.J5])/PI()*180*2" office:value-type="float" office:value="31.9740155525169" calcext:value-type="float">
            <text:p>31.9740155525169</text:p>
          </table:table-cell>
          <table:table-cell table:formula="of:=[.E5]/2/[.B5]" office:value-type="float" office:value="0.20975" calcext:value-type="float">
            <text:p>0.20975</text:p>
          </table:table-cell>
          <table:table-cell table:formula="of:=ATAN([.L5])/PI()*180*2" office:value-type="float" office:value="23.6921189834245" calcext:value-type="float">
            <text:p>23.692118983424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.5" calcext:value-type="float">
            <text:p>30.5</text:p>
          </table:table-cell>
          <table:table-cell/>
          <table:table-cell table:formula="of:=[.D6]/2/[.B6]" office:value-type="float" office:value="0.27710843373494" calcext:value-type="float">
            <text:p>0.27710843373494</text:p>
          </table:table-cell>
          <table:table-cell table:formula="of:=ATAN([.J6])/PI()*180*2" office:value-type="float" office:value="30.9770028858194" calcext:value-type="float">
            <text:p>30.9770028858194</text:p>
          </table:table-cell>
          <table:table-cell table:formula="of:=[.E6]/2/[.B6]" office:value-type="float" office:value="0.204819277108434" calcext:value-type="float">
            <text:p>0.204819277108434</text:p>
          </table:table-cell>
          <table:table-cell table:formula="of:=ATAN([.L6])/PI()*180*2" office:value-type="float" office:value="23.1503776347924" calcext:value-type="float">
            <text:p>23.150377634792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strib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formula="of:=([.D6]*[.B5]-[.D5]*[.B6])/([.D5]-[.D6])" office:value-type="float" office:value="0.902721482339319" calcext:value-type="float">
            <text:p>0.902721482339319</text:p>
          </table:table-cell>
          <table:table-cell table:number-columns-repeated="3"/>
          <table:table-cell table:formula="of:=[.H6]/2/([.B6]+[.D12])" office:value-type="float" office:value="0.181758109040718" calcext:value-type="float">
            <text:p>0.181758109040718</text:p>
          </table:table-cell>
          <table:table-cell table:formula="of:=ATAN([.H12])/PI()*180*2" office:value-type="float" office:value="20.6030293165249" calcext:value-type="float">
            <text:p>20.6030293165249</text:p>
          </table:table-cell>
          <table:table-cell table:formula="of:=[.I12]/[.G6]" office:value-type="float" office:value="1.21194290097205" calcext:value-type="float">
            <text:p>1.2119429009720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6]/[.G6]/([.B6]+[.D12])" office:value-type="float" office:value="0.0213833069459668" calcext:value-type="float">
            <text:p>0.0213833069459668</text:p>
          </table:table-cell>
          <table:table-cell table:formula="of:=ATAN([.H13])/PI()*180" office:value-type="float" office:value="1.22498655613765" calcext:value-type="float">
            <text:p>1.2249865561376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Grader mellem strib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4:55:46.224069317</meta:creation-date>
    <dc:date>2022-06-14T15:23:39.157495020</dc:date>
    <meta:editing-duration>PT7M2S</meta:editing-duration>
    <meta:editing-cycles>1</meta:editing-cycles>
    <meta:document-statistic meta:table-count="1" meta:cell-count="30" meta:object-count="0"/>
    <meta:generator>LibreOffice/7.3.3.2$Linux_X86_64 LibreOffice_project/30$Build-2</meta:generator>
  </office:meta>
</office:document-meta>
</file>